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1b0a16" officeooo:paragraph-rsid="001b0a16" style:font-weight-asian="bold" style:font-weight-complex="bold"/>
    </style:style>
    <style:style style:name="P2" style:family="paragraph" style:parent-style-name="Standard">
      <style:text-properties fo:font-weight="bold" officeooo:rsid="001e2122" officeooo:paragraph-rsid="001e2122" style:font-weight-asian="bold" style:font-weight-complex="bold"/>
    </style:style>
    <style:style style:name="P3" style:family="paragraph" style:parent-style-name="Standard">
      <style:text-properties fo:font-weight="bold" officeooo:rsid="001f9dd5" officeooo:paragraph-rsid="001f9dd5" style:font-weight-asian="bold" style:font-weight-complex="bold"/>
    </style:style>
    <style:style style:name="P4" style:family="paragraph" style:parent-style-name="Standard">
      <style:text-properties fo:font-weight="bold" officeooo:rsid="0020d739" officeooo:paragraph-rsid="0020d739" style:font-weight-asian="bold" style:font-weight-complex="bold"/>
    </style:style>
    <style:style style:name="P5" style:family="paragraph" style:parent-style-name="Standard">
      <style:text-properties fo:font-weight="bold" officeooo:rsid="0021a53a" officeooo:paragraph-rsid="0021a53a" style:font-weight-asian="bold" style:font-weight-complex="bold"/>
    </style:style>
    <style:style style:name="P6" style:family="paragraph" style:parent-style-name="Standard">
      <style:text-properties fo:font-weight="bold" officeooo:rsid="00238602" officeooo:paragraph-rsid="00238602" style:font-weight-asian="bold" style:font-weight-complex="bold"/>
    </style:style>
    <style:style style:name="P7" style:family="paragraph" style:parent-style-name="Standard">
      <style:text-properties fo:font-weight="normal" officeooo:rsid="001b0a16" officeooo:paragraph-rsid="001b0a16" style:font-weight-asian="normal" style:font-weight-complex="normal"/>
    </style:style>
    <style:style style:name="P8" style:family="paragraph" style:parent-style-name="Standard">
      <style:text-properties fo:font-weight="normal" officeooo:rsid="001e2122" officeooo:paragraph-rsid="001e2122" style:font-weight-asian="normal" style:font-weight-complex="normal"/>
    </style:style>
    <style:style style:name="P9" style:family="paragraph" style:parent-style-name="Standard">
      <style:text-properties fo:font-weight="normal" officeooo:rsid="001f9dd5" officeooo:paragraph-rsid="001f9dd5" style:font-weight-asian="normal" style:font-weight-complex="normal"/>
    </style:style>
    <style:style style:name="P10" style:family="paragraph" style:parent-style-name="Standard">
      <style:text-properties fo:font-weight="normal" officeooo:rsid="0021a53a" officeooo:paragraph-rsid="0021a53a" style:font-weight-asian="normal" style:font-weight-complex="normal"/>
    </style:style>
    <style:style style:name="P11" style:family="paragraph" style:parent-style-name="Standard">
      <style:text-properties fo:font-weight="normal" officeooo:rsid="00238602" officeooo:paragraph-rsid="00238602" style:font-weight-asian="normal" style:font-weight-complex="normal"/>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text-properties fo:font-weight="normal" officeooo:rsid="001b0a16" officeooo:paragraph-rsid="001b0a16" style:font-weight-asian="normal" style:font-weight-complex="normal"/>
    </style:style>
    <style:style style:name="P15" style:family="paragraph" style:parent-style-name="Text_20_body">
      <style:text-properties fo:font-weight="normal" officeooo:rsid="001e2122" officeooo:paragraph-rsid="001e2122" style:font-weight-asian="normal" style:font-weight-complex="normal"/>
    </style:style>
    <style:style style:name="P16" style:family="paragraph" style:parent-style-name="Text_20_body">
      <style:text-properties fo:font-weight="normal" officeooo:rsid="001f9dd5" officeooo:paragraph-rsid="001f9dd5" style:font-weight-asian="normal" style:font-weight-complex="normal"/>
    </style:style>
    <style:style style:name="P17" style:family="paragraph" style:parent-style-name="Text_20_body">
      <style:text-properties fo:font-weight="normal" officeooo:rsid="0020d739" officeooo:paragraph-rsid="0020d739" style:font-weight-asian="normal" style:font-weight-complex="normal"/>
    </style:style>
    <style:style style:name="P18" style:family="paragraph" style:parent-style-name="Text_20_body">
      <style:text-properties fo:font-weight="normal" officeooo:rsid="0021a53a" officeooo:paragraph-rsid="0021a53a" style:font-weight-asian="normal" style:font-weight-complex="normal"/>
    </style:style>
    <style:style style:name="P19" style:family="paragraph" style:parent-style-name="Text_20_body">
      <style:text-properties fo:font-weight="normal" officeooo:rsid="00238602" officeooo:paragraph-rsid="00238602" style:font-weight-asian="normal" style:font-weight-complex="normal"/>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text-properties fo:font-weight="bold" officeooo:rsid="00238602" officeooo:paragraph-rsid="00238602" style:font-weight-asian="bold" style:font-weight-complex="bold"/>
    </style:style>
    <style:style style:name="P28" style:family="paragraph" style:parent-style-name="Text_20_body" style:list-style-name="L10"/>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list-style-name="L4">
      <style:paragraph-properties fo:margin-top="0cm" fo:margin-bottom="0cm" style:contextual-spacing="false"/>
    </style:style>
    <style:style style:name="P33" style:family="paragraph" style:parent-style-name="Text_20_body" style:list-style-name="L6">
      <style:paragraph-properties fo:margin-top="0cm" fo:margin-bottom="0cm" style:contextual-spacing="false"/>
    </style:style>
    <style:style style:name="P34" style:family="paragraph" style:parent-style-name="Text_20_body" style:list-style-name="L7">
      <style:paragraph-properties fo:margin-top="0cm" fo:margin-bottom="0cm" style:contextual-spacing="false"/>
    </style:style>
    <style:style style:name="P35" style:family="paragraph" style:parent-style-name="Text_20_body" style:list-style-name="L8">
      <style:paragraph-properties fo:margin-top="0cm" fo:margin-bottom="0cm" style:contextual-spacing="false"/>
    </style:style>
    <style:style style:name="P36" style:family="paragraph" style:parent-style-name="Text_20_body" style:list-style-name="L9">
      <style:paragraph-properties fo:margin-top="0cm" fo:margin-bottom="0cm" style:contextual-spacing="false"/>
    </style:style>
    <style:style style:name="P37" style:family="paragraph" style:parent-style-name="Text_20_body" style:list-style-name="L10">
      <style:paragraph-properties fo:margin-top="0cm" fo:margin-bottom="0cm" style:contextual-spacing="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40884965" text:style-name="L1">
        <text:list-item>
          <text:p text:style-name="P12"><text:span text:style-name="Strong_20_Emphasis">Property Description Generation:</text:span></text:p>
          <text:list>
            <text:list-item>
              <text:p text:style-name="P29">As demonstrated in the previous example, generative AI can be used to automatically generate property descriptions based on existing examples. This can be particularly useful for real estate agencies to quickly create engaging and diverse descriptions for their property listings.</text:p>
            </text:list-item>
          </text:list>
        </text:list-item>
        <text:list-item>
          <text:p text:style-name="P12"><text:span text:style-name="Strong_20_Emphasis">Image Synthesis:</text:span></text:p>
          <text:list>
            <text:list-item>
              <text:p text:style-name="P29">Generative models, such as GANs, can be used to synthesize realistic images of properties. This could be beneficial for scenarios where high-quality images are needed, but obtaining them is challenging or time-consuming.</text:p>
            </text:list-item>
          </text:list>
        </text:list-item>
        <text:list-item>
          <text:p text:style-name="P12"><text:span text:style-name="Strong_20_Emphasis">Virtual Staging:</text:span></text:p>
          <text:list>
            <text:list-item>
              <text:p text:style-name="P29">Generative AI can be employed to virtually stage properties. By automatically generating images with different styles of furniture and decor, real estate professionals can showcase the potential of a space to potential buyers or tenants.</text:p>
            </text:list-item>
          </text:list>
        </text:list-item>
        <text:list-item>
          <text:p text:style-name="P12"><text:span text:style-name="Strong_20_Emphasis">Predictive Analytics:</text:span></text:p>
          <text:list>
            <text:list-item>
              <text:p text:style-name="P29">Generative models can analyze historical real estate data to make predictions about future property values, market trends, and demand. This information can assist real estate professionals in making informed decisions about investments, pricing, and marketing strategies.</text:p>
            </text:list-item>
          </text:list>
        </text:list-item>
        <text:list-item>
          <text:p text:style-name="P12"><text:span text:style-name="Strong_20_Emphasis">Chatbots for Customer Interaction:</text:span></text:p>
          <text:list>
            <text:list-item>
              <text:p text:style-name="P29">Natural Language Processing (NLP) models, which are a subset of generative AI, can power chatbots that handle customer inquiries on real estate websites. These chatbots can answer common questions, provide information about properties, and even assist in scheduling property viewings.</text:p>
            </text:list-item>
          </text:list>
        </text:list-item>
        <text:list-item>
          <text:p text:style-name="P12"><text:span text:style-name="Strong_20_Emphasis">Layout and Design Suggestions:</text:span></text:p>
          <text:list>
            <text:list-item>
              <text:p text:style-name="P29">Generative AI models can offer design suggestions for property layouts based on user preferences. This could be valuable for architects, interior designers, and homeowners looking for inspiration.</text:p>
            </text:list-item>
          </text:list>
        </text:list-item>
        <text:list-item>
          <text:p text:style-name="P12"><text:span text:style-name="Strong_20_Emphasis">Automated Floor Plan Generation:</text:span></text:p>
          <text:list>
            <text:list-item>
              <text:p text:style-name="P29">AI algorithms can analyze property images and generate accurate floor plans. This can save time and effort for real estate professionals and be useful for potential buyers or renters.</text:p>
            </text:list-item>
          </text:list>
        </text:list-item>
        <text:list-item>
          <text:p text:style-name="P12"><text:span text:style-name="Strong_20_Emphasis">Personalized Property Recommendations:</text:span></text:p>
          <text:list>
            <text:list-item>
              <text:p text:style-name="P12">By analyzing user preferences and behavior, generative AI models can provide personalized property recommendations. This enhances the user experience on real estate platforms and increases the chances of finding a suitable property.</text:p>
            </text:list-item>
          </text:list>
        </text:list-item>
      </text:list>
      <text:p text:style-name="P1">V.2</text:p>
      <text:p text:style-name="P7"/>
      <text:p text:style-name="P14">Generative AI can be a valuable tool in the real estate business for various applications, ranging from creating virtual property tours to generating property descriptions. Here are some ways you can leverage generative AI in the real estate industry:</text:p>
      <text:list xml:id="list3361235991" text:style-name="L2">
        <text:list-item>
          <text:p text:style-name="P13"><text:span text:style-name="Strong_20_Emphasis">Virtual Property Tours:</text:span></text:p>
          <text:list>
            <text:list-item>
              <text:p text:style-name="P30"><text:soft-page-break/>Use generative AI to create virtual tours of properties. This can include generating 3D models of properties and simulating walkthrough experiences for potential buyers or tenants.</text:p>
            </text:list-item>
          </text:list>
        </text:list-item>
        <text:list-item>
          <text:p text:style-name="P13"><text:span text:style-name="Strong_20_Emphasis">Automated Property Descriptions:</text:span></text:p>
          <text:list>
            <text:list-item>
              <text:p text:style-name="P30">Train a generative model to create property descriptions based on key features, such as the number of bedrooms, bathrooms, location, and amenities. This can save time for real estate agents and ensure consistent and appealing property listings.</text:p>
            </text:list-item>
          </text:list>
        </text:list-item>
        <text:list-item>
          <text:p text:style-name="P13"><text:span text:style-name="Strong_20_Emphasis">Image Enhancement:</text:span></text:p>
          <text:list>
            <text:list-item>
              <text:p text:style-name="P30">Enhance property images using generative AI to make them more visually appealing. This can involve improving image quality, adjusting lighting, or even generating realistic images of interiors or exteriors.</text:p>
            </text:list-item>
          </text:list>
        </text:list-item>
        <text:list-item>
          <text:p text:style-name="P13"><text:span text:style-name="Strong_20_Emphasis">Predictive Analytics:</text:span></text:p>
          <text:list>
            <text:list-item>
              <text:p text:style-name="P30">Use generative models to analyze market trends and predict future property values. This can help real estate professionals make informed decisions on pricing and investments.</text:p>
            </text:list-item>
          </text:list>
        </text:list-item>
        <text:list-item>
          <text:p text:style-name="P13"><text:span text:style-name="Strong_20_Emphasis">Chatbots for Customer Interaction:</text:span></text:p>
          <text:list>
            <text:list-item>
              <text:p text:style-name="P30">Implement AI-powered chatbots on your website or communication platforms to provide instant responses to customer queries. These chatbots can help with basic information about properties, scheduling appointments, or answering frequently asked questions.</text:p>
            </text:list-item>
          </text:list>
        </text:list-item>
        <text:list-item>
          <text:p text:style-name="P13"><text:span text:style-name="Strong_20_Emphasis">Customized Property Recommendations:</text:span></text:p>
          <text:list>
            <text:list-item>
              <text:p text:style-name="P30">Develop recommendation systems using generative AI to suggest properties to potential buyers based on their preferences, search history, and demographic information.</text:p>
            </text:list-item>
          </text:list>
        </text:list-item>
        <text:list-item>
          <text:p text:style-name="P13"><text:span text:style-name="Strong_20_Emphasis">Facilitate Property Design:</text:span></text:p>
          <text:list>
            <text:list-item>
              <text:p text:style-name="P30">Use generative design tools to assist clients in visualizing and customizing property layouts and designs. This can be particularly useful for new developments or renovations.</text:p>
            </text:list-item>
          </text:list>
        </text:list-item>
        <text:list-item>
          <text:p text:style-name="P13"><text:span text:style-name="Strong_20_Emphasis">Language Translation Services:</text:span></text:p>
          <text:list>
            <text:list-item>
              <text:p text:style-name="P30">If dealing with an international clientele, use generative AI for language translation services to facilitate communication and provide information in the client's preferred language.</text:p>
            </text:list-item>
          </text:list>
        </text:list-item>
        <text:list-item>
          <text:p text:style-name="P13"><text:span text:style-name="Strong_20_Emphasis">Market Research and Data Analysis:</text:span></text:p>
          <text:list>
            <text:list-item>
              <text:p text:style-name="P30">Leverage generative models for analyzing large sets of real estate data to identify trends, patterns, and potential investment opportunities. This can provide a data-driven approach to decision-making.</text:p>
            </text:list-item>
          </text:list>
        </text:list-item>
        <text:list-item>
          <text:p text:style-name="P13"><text:span text:style-name="Strong_20_Emphasis">Risk Assessment:</text:span></text:p>
          <text:list>
            <text:list-item>
              <text:p text:style-name="P13">Implement generative models to assess risks associated with specific properties or locations, such as potential natural disasters, crime rates, or economic factors.</text:p>
            </text:list-item>
          </text:list>
        </text:list-item>
      </text:list>
      <text:p text:style-name="Text_20_body">When integrating generative AI into your real estate business, it's crucial to stay updated on advancements in the field and ensure compliance with relevant regulations. Additionally, training <text:soft-page-break/>the models requires data, so having a robust and diverse dataset is essential for accurate and unbiased results.</text:p>
      <text:p text:style-name="P7"><text:span text:style-name="T1">V3.</text:span> </text:p>
      <text:p text:style-name="P7"/>
      <text:p text:style-name="P14">Generative AI can be utilized in various ways within the real estate business to enhance efficiency, customer experience, and decision-making. Here are some ways you can integrate generative AI into your real estate operations:</text:p>
      <text:list xml:id="list212135178" text:style-name="L3">
        <text:list-item>
          <text:p text:style-name="P20"><text:span text:style-name="Strong_20_Emphasis">Property Description Generation:</text:span></text:p>
          <text:list>
            <text:list-item>
              <text:p text:style-name="P31">Use generative language models to automatically generate property descriptions for listings. This can save time for real estate agents and ensure consistency in the presentation of properties.</text:p>
            </text:list-item>
          </text:list>
        </text:list-item>
        <text:list-item>
          <text:p text:style-name="P20"><text:span text:style-name="Strong_20_Emphasis">Virtual Tours and 3D Rendering:</text:span></text:p>
          <text:list>
            <text:list-item>
              <text:p text:style-name="P31">Implement generative algorithms for creating virtual tours and 3D renderings of properties. This provides potential buyers with immersive experiences and a realistic sense of the space, even before physically visiting the property.</text:p>
            </text:list-item>
          </text:list>
        </text:list-item>
        <text:list-item>
          <text:p text:style-name="P20"><text:span text:style-name="Strong_20_Emphasis">Predictive Analytics for Pricing:</text:span></text:p>
          <text:list>
            <text:list-item>
              <text:p text:style-name="P31">Utilize generative models for predictive analytics to estimate property prices based on various factors such as location, size, amenities, and market trends. This can assist in setting competitive prices for listings.</text:p>
            </text:list-item>
          </text:list>
        </text:list-item>
        <text:list-item>
          <text:p text:style-name="P20"><text:span text:style-name="Strong_20_Emphasis">Customer Interaction and Chatbots:</text:span></text:p>
          <text:list>
            <text:list-item>
              <text:p text:style-name="P31">Integrate chatbots powered by generative AI to handle customer queries and provide information about properties. This can be particularly useful for handling routine questions, scheduling appointments, and capturing leads.</text:p>
            </text:list-item>
          </text:list>
        </text:list-item>
        <text:list-item>
          <text:p text:style-name="P20"><text:span text:style-name="Strong_20_Emphasis">Automated Image and Video Editing:</text:span></text:p>
          <text:list>
            <text:list-item>
              <text:p text:style-name="P31">Use generative AI for enhancing property images and videos. This can involve tasks like image denoising, color correction, or even creating virtual furniture placement to make spaces more appealing.</text:p>
            </text:list-item>
          </text:list>
        </text:list-item>
        <text:list-item>
          <text:p text:style-name="P20"><text:span text:style-name="Strong_20_Emphasis">Personalized Property Recommendations:</text:span></text:p>
          <text:list>
            <text:list-item>
              <text:p text:style-name="P31">Implement recommendation systems driven by generative models to offer personalized property suggestions to potential buyers based on their preferences, search history, and behavior patterns.</text:p>
            </text:list-item>
          </text:list>
        </text:list-item>
        <text:list-item>
          <text:p text:style-name="P20"><text:span text:style-name="Strong_20_Emphasis">Natural Language Processing (NLP) for Contracts and Documents:</text:span></text:p>
          <text:list>
            <text:list-item>
              <text:p text:style-name="P31">Leverage NLP capabilities of generative AI to review and process legal documents, contracts, and other paperwork related to real estate transactions. This can help identify key terms, potential issues, and streamline the documentation process.</text:p>
            </text:list-item>
          </text:list>
        </text:list-item>
        <text:list-item>
          <text:p text:style-name="P20"><text:span text:style-name="Strong_20_Emphasis">Market Analysis and Trends:</text:span></text:p>
          <text:list>
            <text:list-item>
              <text:p text:style-name="P31">Use generative models to analyze market trends, forecast demand, and identify emerging opportunities. This can assist real estate professionals in making data-driven decisions regarding property investments and developments.</text:p>
            </text:list-item>
          </text:list>
        </text:list-item>
        <text:list-item>
          <text:p text:style-name="P20"><text:span text:style-name="Strong_20_Emphasis">Facility Management and Maintenance:</text:span></text:p>
          <text:list>
            <text:list-item>
              <text:p text:style-name="P31"><text:soft-page-break/>Apply generative AI for predictive maintenance of properties. This can help in anticipating and addressing potential issues, ensuring that properties are well-maintained and reducing the risk of unexpected problems.</text:p>
            </text:list-item>
          </text:list>
        </text:list-item>
        <text:list-item>
          <text:p text:style-name="P20"><text:span text:style-name="Strong_20_Emphasis">Language Translation Services:</text:span></text:p>
          <text:list>
            <text:list-item>
              <text:p text:style-name="P20">If dealing with international clients, use generative language translation models to provide seamless communication and overcome language barriers.</text:p>
            </text:list-item>
          </text:list>
        </text:list-item>
      </text:list>
      <text:p text:style-name="Text_20_body">Before implementing generative AI in your real estate business, it's important to carefully evaluate the specific needs and challenges of your operations. Additionally, consider factors such as data privacy, ethical considerations, and user experience to ensure a successful integration of generative AI technologies.</text:p>
      <text:p text:style-name="P2">V4.</text:p>
      <text:p text:style-name="P15">Generative AI can be a valuable tool in the real estate business, offering innovative ways to enhance various aspects of the industry. Here are several ways you can use generative AI in real estate:</text:p>
      <text:list xml:id="list2735306993" text:style-name="L4">
        <text:list-item>
          <text:p text:style-name="P21"><text:span text:style-name="Strong_20_Emphasis">Property Image Enhancement:</text:span></text:p>
          <text:list>
            <text:list-item>
              <text:p text:style-name="P32">Use generative algorithms to enhance property images. This can include improving image quality, adjusting lighting, and even virtually staging properties. This can make your property listings more appealing to potential buyers.</text:p>
            </text:list-item>
          </text:list>
        </text:list-item>
        <text:list-item>
          <text:p text:style-name="P21"><text:span text:style-name="Strong_20_Emphasis">Automated Descriptions:</text:span></text:p>
          <text:list>
            <text:list-item>
              <text:p text:style-name="P32">Implement natural language processing (NLP) models to automatically generate property descriptions. This can save time for real estate agents and ensure consistent, high-quality descriptions for each listing.</text:p>
            </text:list-item>
          </text:list>
        </text:list-item>
        <text:list-item>
          <text:p text:style-name="P21"><text:span text:style-name="Strong_20_Emphasis">Virtual Tours and 3D Models:</text:span></text:p>
          <text:list>
            <text:list-item>
              <text:p text:style-name="P32">Develop AI-powered virtual tour solutions that use generative algorithms to create realistic 3D models of properties. This allows potential buyers to explore a property remotely, providing a more immersive experience.</text:p>
            </text:list-item>
          </text:list>
        </text:list-item>
        <text:list-item>
          <text:p text:style-name="P21"><text:span text:style-name="Strong_20_Emphasis">Predictive Analytics for Pricing:</text:span></text:p>
          <text:list>
            <text:list-item>
              <text:p text:style-name="P32">Utilize generative AI models for predictive analytics to determine optimal property prices based on various factors such as location, amenities, and market trends. This can help sellers and agents set competitive and realistic prices.</text:p>
            </text:list-item>
          </text:list>
        </text:list-item>
        <text:list-item>
          <text:p text:style-name="P21"><text:span text:style-name="Strong_20_Emphasis">Personalized Property Recommendations:</text:span></text:p>
          <text:list>
            <text:list-item>
              <text:p text:style-name="P32">Implement recommendation systems powered by generative AI to provide personalized property suggestions to potential buyers. This can enhance user experience and increase the likelihood of finding a property that matches the buyer's preferences.</text:p>
            </text:list-item>
          </text:list>
        </text:list-item>
        <text:list-item>
          <text:p text:style-name="P21"><text:span text:style-name="Strong_20_Emphasis">Chatbots for Customer Interaction:</text:span></text:p>
          <text:list>
            <text:list-item>
              <text:p text:style-name="P32">Integrate AI-powered chatbots on your website or communication platforms to handle customer inquiries. These chatbots can use generative language models to provide instant responses, answer common questions, and assist with basic tasks.</text:p>
            </text:list-item>
          </text:list>
        </text:list-item>
        <text:list-item>
          <text:p text:style-name="P21"><text:span text:style-name="Strong_20_Emphasis">Market Trend Analysis:</text:span></text:p>
          <text:list>
            <text:list-item>
              <text:p text:style-name="P32"><text:soft-page-break/>Employ generative AI to analyze market trends and predict future developments in the real estate market. This information can be valuable for investors, developers, and real estate professionals in making informed decisions.</text:p>
            </text:list-item>
          </text:list>
        </text:list-item>
        <text:list-item>
          <text:p text:style-name="P21"><text:span text:style-name="Strong_20_Emphasis">Automated Document Generation:</text:span></text:p>
          <text:list>
            <text:list-item>
              <text:p text:style-name="P32">Streamline the paperwork process by using AI to automatically generate standard real estate documents, such as contracts and agreements. This can save time and reduce the risk of errors.</text:p>
            </text:list-item>
          </text:list>
        </text:list-item>
        <text:list-item>
          <text:p text:style-name="P21"><text:span text:style-name="Strong_20_Emphasis">Facial Recognition for Security:</text:span></text:p>
          <text:list>
            <text:list-item>
              <text:p text:style-name="P32">Implement facial recognition technology for secure access to properties. This can enhance the security of buildings and ensure that only authorized individuals have access.</text:p>
            </text:list-item>
          </text:list>
        </text:list-item>
        <text:list-item>
          <text:p text:style-name="P21"><text:span text:style-name="Strong_20_Emphasis">Energy Efficiency Assessments:</text:span></text:p>
          <text:list>
            <text:list-item>
              <text:p text:style-name="P21">Use generative AI models to assess the energy efficiency of properties. This can provide valuable information for both buyers and sellers interested in understanding the environmental impact and potential cost savings associated with a property.</text:p>
            </text:list-item>
          </text:list>
        </text:list-item>
      </text:list>
      <text:p text:style-name="Text_20_body">When incorporating generative AI into your real estate business, it's essential to consider factors such as data privacy, ethical considerations, and compliance with regulations to ensure responsible and transparent use of technology.</text:p>
      <text:p text:style-name="P2">V5.</text:p>
      <text:p text:style-name="P8"/>
      <text:p text:style-name="P15">Generative AI can be applied in various ways within the real estate business to enhance efficiency, provide personalized experiences, and streamline operations. Here are some potential applications:</text:p>
      <text:list xml:id="list2395494485" text:style-name="L5">
        <text:list-item>
          <text:p text:style-name="P22"><text:span text:style-name="Strong_20_Emphasis">Property Listing Descriptions:</text:span> Use generative AI to automatically generate compelling and unique property descriptions. This can save time for real estate agents and ensure consistency in the quality of property listings.</text:p>
        </text:list-item>
        <text:list-item>
          <text:p text:style-name="P22"><text:span text:style-name="Strong_20_Emphasis">Virtual Tours and 3D Models:</text:span> Implement generative AI to create virtual tours or 3D models of properties. This allows potential buyers to explore homes remotely, providing a more immersive experience.</text:p>
        </text:list-item>
        <text:list-item>
          <text:p text:style-name="P22"><text:span text:style-name="Strong_20_Emphasis">Personalized Marketing Content:</text:span> Leverage generative AI to create personalized marketing content for potential buyers. This could include targeted emails, social media campaigns, and advertisements based on individual preferences and behavior.</text:p>
        </text:list-item>
        <text:list-item>
          <text:p text:style-name="P22"><text:span text:style-name="Strong_20_Emphasis">Predictive Analytics:</text:span> Use generative models to analyze historical data and predict trends in the real estate market. This can help in pricing properties accurately, identifying potential investment opportunities, and making data-driven decisions.</text:p>
        </text:list-item>
        <text:list-item>
          <text:p text:style-name="P22"><text:span text:style-name="Strong_20_Emphasis">Chatbots for Customer Support:</text:span> Implement chatbots powered by generative AI to provide instant responses to customer queries on your website or through messaging platforms. This can enhance customer support and engagement.</text:p>
        </text:list-item>
        <text:list-item>
          <text:p text:style-name="P22"><text:span text:style-name="Strong_20_Emphasis">Automated Document Generation:</text:span> Streamline paperwork and documentation processes by using generative AI to automate the generation of contracts, agreements, and other necessary documents.</text:p>
        </text:list-item>
        <text:list-item>
          <text:p text:style-name="P22"><text:soft-page-break/><text:span text:style-name="Strong_20_Emphasis">Facial Recognition for Security:</text:span> Implement facial recognition technology for secure access to properties. This can enhance security measures and provide a convenient way for authorized individuals to access homes.</text:p>
        </text:list-item>
        <text:list-item>
          <text:p text:style-name="P22"><text:span text:style-name="Strong_20_Emphasis">Property Valuation Models:</text:span> Develop AI models that can estimate property values based on various factors such as location, amenities, and market trends. This can assist in setting competitive prices for listings.</text:p>
        </text:list-item>
        <text:list-item>
          <text:p text:style-name="P22"><text:span text:style-name="Strong_20_Emphasis">Energy Efficiency Assessments:</text:span> Use generative AI to assess the energy efficiency of properties. This can be helpful for both buyers and sellers interested in understanding the long-term sustainability and operational costs of a property.</text:p>
        </text:list-item>
        <text:list-item>
          <text:p text:style-name="P22"><text:span text:style-name="Strong_20_Emphasis">Tenant and Property Management:</text:span> Implement AI-powered systems to manage tenant interactions, maintenance requests, and property management tasks more efficiently. This can include chatbots for tenant inquiries and predictive maintenance algorithms.</text:p>
        </text:list-item>
      </text:list>
      <text:p text:style-name="Text_20_body">Before implementing generative AI in your real estate business, consider factors such as data privacy, regulatory compliance, and the ethical implications of AI. Additionally, it's essential to stay updated on advancements in AI technology and ensure that your systems are secure and robust.</text:p>
      <text:p text:style-name="P8"/>
      <text:p text:style-name="P3">V6.</text:p>
      <text:p text:style-name="P9"/>
      <text:p text:style-name="P16">Generative AI can be a valuable tool in the real estate business for various applications, ranging from property valuation and image generation to personalized customer experiences. Here are some ways you can leverage generative AI in the real estate industry:</text:p>
      <text:list xml:id="list1719044679" text:style-name="L6">
        <text:list-item>
          <text:p text:style-name="P23"><text:span text:style-name="Strong_20_Emphasis">Property Image Enhancement:</text:span></text:p>
          <text:list>
            <text:list-item>
              <text:p text:style-name="P33">Use generative algorithms to enhance property images. This can involve improving the quality of images, removing unwanted elements, or even generating virtual staging to showcase potential furniture arrangements.</text:p>
            </text:list-item>
          </text:list>
        </text:list-item>
        <text:list-item>
          <text:p text:style-name="P23"><text:span text:style-name="Strong_20_Emphasis">Virtual Tours and 3D Models:</text:span></text:p>
          <text:list>
            <text:list-item>
              <text:p text:style-name="P33">Develop virtual tours and 3D models of properties using generative techniques. This can provide potential buyers with a more immersive and realistic experience without physically visiting the property.</text:p>
            </text:list-item>
          </text:list>
        </text:list-item>
        <text:list-item>
          <text:p text:style-name="P23"><text:span text:style-name="Strong_20_Emphasis">Predictive Analytics for Property Valuation:</text:span></text:p>
          <text:list>
            <text:list-item>
              <text:p text:style-name="P33">Implement generative models to analyze historical property data, market trends, and other relevant factors to predict property values. This can assist in pricing strategies and investment decisions.</text:p>
            </text:list-item>
          </text:list>
        </text:list-item>
        <text:list-item>
          <text:p text:style-name="P23"><text:span text:style-name="Strong_20_Emphasis">Chatbots for Customer Interaction:</text:span></text:p>
          <text:list>
            <text:list-item>
              <text:p text:style-name="P33">Integrate generative AI into chatbots for customer support and interaction on real estate websites. These chatbots can answer common queries, provide property information, and engage with potential buyers 24/7.</text:p>
            </text:list-item>
          </text:list>
        </text:list-item>
        <text:list-item>
          <text:p text:style-name="P23"><text:span text:style-name="Strong_20_Emphasis">Automated Property Description Generation:</text:span></text:p>
          <text:list>
            <text:list-item>
              <text:p text:style-name="P33">Use natural language processing (NLP) models to automatically generate property descriptions for listings. This can save time for real estate agents and ensure consistency in property descriptions.</text:p>
            </text:list-item>
          </text:list>
        </text:list-item>
        <text:list-item>
          <text:p text:style-name="P23"><text:soft-page-break/><text:span text:style-name="Strong_20_Emphasis">Personalized Recommendations:</text:span></text:p>
          <text:list>
            <text:list-item>
              <text:p text:style-name="P33">Leverage generative algorithms to analyze customer preferences and behavior, providing personalized property recommendations. This can enhance the user experience and increase the chances of successful transactions.</text:p>
            </text:list-item>
          </text:list>
        </text:list-item>
        <text:list-item>
          <text:p text:style-name="P23"><text:span text:style-name="Strong_20_Emphasis">Predictive Maintenance for Real Estate Assets:</text:span></text:p>
          <text:list>
            <text:list-item>
              <text:p text:style-name="P33">For property management purposes, use generative AI to predict maintenance needs based on historical data and sensor inputs. This can help property managers address issues proactively, reducing downtime and costs.</text:p>
            </text:list-item>
          </text:list>
        </text:list-item>
        <text:list-item>
          <text:p text:style-name="P23"><text:span text:style-name="Strong_20_Emphasis">Risk Assessment for Investments:</text:span></text:p>
          <text:list>
            <text:list-item>
              <text:p text:style-name="P33">Apply generative models to assess risks associated with real estate investments. Analyzing market trends, economic indicators, and other factors can help investors make informed decisions.</text:p>
            </text:list-item>
          </text:list>
        </text:list-item>
        <text:list-item>
          <text:p text:style-name="P23"><text:span text:style-name="Strong_20_Emphasis">Facial Recognition for Security:</text:span></text:p>
          <text:list>
            <text:list-item>
              <text:p text:style-name="P33">Implement generative AI for facial recognition in security systems for access control in gated communities or secure office buildings.</text:p>
            </text:list-item>
          </text:list>
        </text:list-item>
        <text:list-item>
          <text:p text:style-name="P23"><text:span text:style-name="Strong_20_Emphasis">Energy Efficiency Optimization:</text:span></text:p>
          <text:list>
            <text:list-item>
              <text:p text:style-name="P23">Use generative algorithms to optimize energy usage in commercial real estate properties. This can involve predicting energy consumption patterns and suggesting efficiency improvements.</text:p>
            </text:list-item>
          </text:list>
        </text:list-item>
      </text:list>
      <text:p text:style-name="Text_20_body">Before implementing generative AI in your real estate business, it's essential to consider ethical considerations, data privacy, and compliance with relevant regulations. Additionally, collaboration with AI experts and data scientists may be necessary to ensure the successful integration and deployment of generative AI solutions.</text:p>
      <text:p text:style-name="P4">V7.</text:p>
      <text:p text:style-name="P4"/>
      <text:p text:style-name="P17">Generative AI can be utilized in various ways within the real estate business to streamline processes, enhance customer experiences, and optimize decision-making. Here are several ways you can leverage generative AI in the real estate industry:</text:p>
      <text:list xml:id="list90763872" text:style-name="L7">
        <text:list-item>
          <text:p text:style-name="P24"><text:span text:style-name="Strong_20_Emphasis">Property Descriptions and Listings:</text:span></text:p>
          <text:list>
            <text:list-item>
              <text:p text:style-name="P34">Use generative language models to automatically generate compelling and accurate property descriptions for listings.</text:p>
            </text:list-item>
            <text:list-item>
              <text:p text:style-name="P34">Enhance property listings with AI-generated virtual tours or 3D models to provide a more immersive experience for potential buyers.</text:p>
            </text:list-item>
          </text:list>
        </text:list-item>
        <text:list-item>
          <text:p text:style-name="P24"><text:span text:style-name="Strong_20_Emphasis">Chatbots for Customer Interaction:</text:span></text:p>
          <text:list>
            <text:list-item>
              <text:p text:style-name="P34">Implement AI-powered chatbots on your website or messaging platforms to handle customer inquiries, provide property information, and schedule property viewings.</text:p>
            </text:list-item>
            <text:list-item>
              <text:p text:style-name="P34">Train the chatbot to understand and respond to user queries effectively, offering a more responsive and engaging customer service experience.</text:p>
            </text:list-item>
          </text:list>
        </text:list-item>
        <text:list-item>
          <text:p text:style-name="P24"><text:span text:style-name="Strong_20_Emphasis">Predictive Analytics for Property Valuation:</text:span></text:p>
          <text:list>
            <text:list-item>
              <text:p text:style-name="P34">Utilize generative models to analyze historical data and predict property values based on various factors such as location, amenities, and market trends.</text:p>
            </text:list-item>
            <text:list-item>
              <text:p text:style-name="P34"><text:soft-page-break/>This can assist in setting competitive prices for properties, helping sellers and buyers make informed decisions.</text:p>
            </text:list-item>
          </text:list>
        </text:list-item>
        <text:list-item>
          <text:p text:style-name="P24"><text:span text:style-name="Strong_20_Emphasis">Automated Lead Generation:</text:span></text:p>
          <text:list>
            <text:list-item>
              <text:p text:style-name="P34">Use generative algorithms to analyze customer behavior and identify potential leads.</text:p>
            </text:list-item>
            <text:list-item>
              <text:p text:style-name="P34">Tailor marketing strategies based on AI-generated insights to target specific demographics or individuals likely to be interested in particular properties.</text:p>
            </text:list-item>
          </text:list>
        </text:list-item>
        <text:list-item>
          <text:p text:style-name="P24"><text:span text:style-name="Strong_20_Emphasis">Personalized Recommendations:</text:span></text:p>
          <text:list>
            <text:list-item>
              <text:p text:style-name="P34">Implement recommendation systems that leverage generative AI to suggest properties to potential buyers based on their preferences, search history, and behavior on your platform.</text:p>
            </text:list-item>
          </text:list>
        </text:list-item>
        <text:list-item>
          <text:p text:style-name="P24"><text:span text:style-name="Strong_20_Emphasis">Automated Document Processing:</text:span></text:p>
          <text:list>
            <text:list-item>
              <text:p text:style-name="P34">Streamline the paperwork process by using AI tools to automatically process and extract relevant information from documents, reducing manual efforts and minimizing errors.</text:p>
            </text:list-item>
          </text:list>
        </text:list-item>
        <text:list-item>
          <text:p text:style-name="P24"><text:span text:style-name="Strong_20_Emphasis">Risk Assessment and Fraud Detection:</text:span></text:p>
          <text:list>
            <text:list-item>
              <text:p text:style-name="P34">Employ generative models to assess the risk associated with property transactions, identifying potential issues or fraudulent activities.</text:p>
            </text:list-item>
            <text:list-item>
              <text:p text:style-name="P34">This can enhance security and trust in real estate transactions.</text:p>
            </text:list-item>
          </text:list>
        </text:list-item>
        <text:list-item>
          <text:p text:style-name="P24"><text:span text:style-name="Strong_20_Emphasis">Space Planning and Interior Design:</text:span></text:p>
          <text:list>
            <text:list-item>
              <text:p text:style-name="P34">Integrate AI-powered tools that assist buyers in visualizing the potential of a property by suggesting interior design ideas or providing virtual staging services.</text:p>
            </text:list-item>
          </text:list>
        </text:list-item>
        <text:list-item>
          <text:p text:style-name="P24"><text:span text:style-name="Strong_20_Emphasis">Market Trends Analysis:</text:span></text:p>
          <text:list>
            <text:list-item>
              <text:p text:style-name="P34">Leverage generative models to analyze market trends, providing real estate professionals with valuable insights into the demand and supply dynamics in specific regions.</text:p>
            </text:list-item>
          </text:list>
        </text:list-item>
        <text:list-item>
          <text:p text:style-name="P24"><text:span text:style-name="Strong_20_Emphasis">Natural Language Processing for Contracts:</text:span></text:p>
          <text:list>
            <text:list-item>
              <text:p text:style-name="P24">Use natural language processing (NLP) algorithms to review and analyze contracts, ensuring accuracy and identifying any potential legal issues.</text:p>
            </text:list-item>
          </text:list>
        </text:list-item>
      </text:list>
      <text:p text:style-name="Text_20_body">When incorporating generative AI into your real estate business, it's crucial to stay informed about the latest advancements in technology and to tailor the use of AI tools to meet the specific needs of your clients and the market. Additionally, always prioritize data security and privacy considerations.</text:p>
      <text:p text:style-name="P5">V8.</text:p>
      <text:p text:style-name="P10"/>
      <text:p text:style-name="P18">Generative AI can be leveraged in various ways within the real estate business to enhance efficiency, customer experience, and decision-making processes. Here are several ways you can incorporate generative AI into your real estate operations:</text:p>
      <text:list xml:id="list644109288" text:style-name="L8">
        <text:list-item>
          <text:p text:style-name="P25"><text:span text:style-name="Strong_20_Emphasis">Property Description Generation:</text:span></text:p>
          <text:list>
            <text:list-item>
              <text:p text:style-name="P35">Use generative language models to automatically generate property descriptions for listings. This can save time for real estate agents and ensure consistency in the way properties are presented.</text:p>
            </text:list-item>
          </text:list>
        </text:list-item>
        <text:list-item>
          <text:p text:style-name="P25"><text:span text:style-name="Strong_20_Emphasis">Virtual Tours and 3D Rendering:</text:span></text:p>
          <text:list>
            <text:list-item>
              <text:p text:style-name="P35"><text:soft-page-break/>Implement generative AI to create virtual tours or 3D renderings of properties. This allows potential buyers to explore a property remotely and get a realistic sense of the space.</text:p>
            </text:list-item>
          </text:list>
        </text:list-item>
        <text:list-item>
          <text:p text:style-name="P25"><text:span text:style-name="Strong_20_Emphasis">Predictive Analytics for Pricing:</text:span></text:p>
          <text:list>
            <text:list-item>
              <text:p text:style-name="P35">Utilize generative models for predictive analytics to estimate property prices based on various factors such as location, size, amenities, and market trends. This can assist in setting competitive and accurate listing prices.</text:p>
            </text:list-item>
          </text:list>
        </text:list-item>
        <text:list-item>
          <text:p text:style-name="P25"><text:span text:style-name="Strong_20_Emphasis">Chatbots for Customer Interaction:</text:span></text:p>
          <text:list>
            <text:list-item>
              <text:p text:style-name="P35">Integrate chatbots powered by generative models to engage with potential buyers or renters. These bots can answer common questions, provide information about properties, and even schedule property viewings.</text:p>
            </text:list-item>
          </text:list>
        </text:list-item>
        <text:list-item>
          <text:p text:style-name="P25"><text:span text:style-name="Strong_20_Emphasis">Automated Image and Video Editing:</text:span></text:p>
          <text:list>
            <text:list-item>
              <text:p text:style-name="P35">Use generative AI for image and video editing to enhance property photos and videos. This can improve the visual appeal of listings, making them more attractive to potential buyers.</text:p>
            </text:list-item>
          </text:list>
        </text:list-item>
        <text:list-item>
          <text:p text:style-name="P25"><text:span text:style-name="Strong_20_Emphasis">Personalized Property Recommendations:</text:span></text:p>
          <text:list>
            <text:list-item>
              <text:p text:style-name="P35">Implement recommendation systems powered by generative AI to provide personalized property suggestions to users based on their preferences, search history, and behavior.</text:p>
            </text:list-item>
          </text:list>
        </text:list-item>
        <text:list-item>
          <text:p text:style-name="P25"><text:span text:style-name="Strong_20_Emphasis">Market Trends and Investment Analysis:</text:span></text:p>
          <text:list>
            <text:list-item>
              <text:p text:style-name="P35">Leverage generative models to analyze market trends and predict future developments. This can aid real estate professionals in making informed investment decisions.</text:p>
            </text:list-item>
          </text:list>
        </text:list-item>
        <text:list-item>
          <text:p text:style-name="P25"><text:span text:style-name="Strong_20_Emphasis">Automated Document Generation:</text:span></text:p>
          <text:list>
            <text:list-item>
              <text:p text:style-name="P35">Streamline the paperwork process by using generative AI to automate the generation of contracts, agreements, and other necessary documents in real estate transactions.</text:p>
            </text:list-item>
          </text:list>
        </text:list-item>
        <text:list-item>
          <text:p text:style-name="P25"><text:span text:style-name="Strong_20_Emphasis">Natural Language Processing (NLP) for Review Analysis:</text:span></text:p>
          <text:list>
            <text:list-item>
              <text:p text:style-name="P35">Employ NLP algorithms to analyze customer reviews and feedback. This can help real estate professionals understand customer sentiments, identify areas for improvement, and enhance customer satisfaction.</text:p>
            </text:list-item>
          </text:list>
        </text:list-item>
        <text:list-item>
          <text:p text:style-name="P25"><text:span text:style-name="Strong_20_Emphasis">Facility Management and Predictive Maintenance:</text:span></text:p>
          <text:list>
            <text:list-item>
              <text:p text:style-name="P25">For commercial real estate, use generative AI to predict and schedule maintenance tasks for buildings and facilities, reducing downtime and optimizing operational efficiency.</text:p>
            </text:list-item>
          </text:list>
        </text:list-item>
      </text:list>
      <text:p text:style-name="Text_20_body">When implementing generative AI in your real estate business, it's essential to consider factors such as data privacy, ethical considerations, and the need for ongoing monitoring and adjustment of AI models. Additionally, staying updated on advancements in AI technology can help you explore new opportunities as the field continues to evolve.</text:p>
      <text:p text:style-name="P6">V9.</text:p>
      <text:p text:style-name="P27">Generative AI can be applied in various ways to enhance and streamline processes within the real estate business. Here are some ways you can leverage generative AI in real estate:</text:p>
      <text:list xml:id="list168238621" text:style-name="L9">
        <text:list-item>
          <text:p text:style-name="P26"><text:soft-page-break/><text:span text:style-name="Strong_20_Emphasis">Virtual Property Tours:</text:span></text:p>
          <text:list>
            <text:list-item>
              <text:p text:style-name="P36">Use generative AI to create realistic virtual property tours. This can be particularly useful for potential buyers who are unable to physically visit a property. Generative models can create immersive, lifelike virtual environments that allow clients to explore a property from the comfort of their own homes.</text:p>
            </text:list-item>
          </text:list>
        </text:list-item>
        <text:list-item>
          <text:p text:style-name="P26"><text:span text:style-name="Strong_20_Emphasis">Property Image Enhancement:</text:span></text:p>
          <text:list>
            <text:list-item>
              <text:p text:style-name="P36">Improve the quality of property images using AI image enhancement techniques. Generative models can upscale and enhance low-resolution images, making property listings more visually appealing and increasing their chances of attracting potential buyers.</text:p>
            </text:list-item>
          </text:list>
        </text:list-item>
        <text:list-item>
          <text:p text:style-name="P26"><text:span text:style-name="Strong_20_Emphasis">Automated Property Descriptions:</text:span></text:p>
          <text:list>
            <text:list-item>
              <text:p text:style-name="P36">Implement natural language processing (NLP) models to automatically generate property descriptions. These models can analyze property features, neighborhood details, and other relevant information to create compelling and accurate property descriptions for listings.</text:p>
            </text:list-item>
          </text:list>
        </text:list-item>
        <text:list-item>
          <text:p text:style-name="P26"><text:span text:style-name="Strong_20_Emphasis">Price Prediction:</text:span></text:p>
          <text:list>
            <text:list-item>
              <text:p text:style-name="P36">Use generative AI models to predict property prices based on various factors such as location, size, amenities, and market trends. This can assist real estate professionals in setting competitive and realistic pricing for properties.</text:p>
            </text:list-item>
          </text:list>
        </text:list-item>
        <text:list-item>
          <text:p text:style-name="P26"><text:span text:style-name="Strong_20_Emphasis">Lead Generation:</text:span></text:p>
          <text:list>
            <text:list-item>
              <text:p text:style-name="P36">Employ AI-driven chatbots or virtual assistants on your website to engage with potential clients. These chatbots can answer queries, provide information about listings, and collect relevant details for lead generation.</text:p>
            </text:list-item>
          </text:list>
        </text:list-item>
        <text:list-item>
          <text:p text:style-name="P26"><text:span text:style-name="Strong_20_Emphasis">Demand Prediction:</text:span></text:p>
          <text:list>
            <text:list-item>
              <text:p text:style-name="P36">Utilize machine learning models to predict demand for specific types of properties in certain areas. This information can be valuable for real estate developers, investors, and agents in making informed decisions about property investments.</text:p>
            </text:list-item>
          </text:list>
        </text:list-item>
        <text:list-item>
          <text:p text:style-name="P26"><text:span text:style-name="Strong_20_Emphasis">Automated Document Analysis:</text:span></text:p>
          <text:list>
            <text:list-item>
              <text:p text:style-name="P36">Streamline the process of document analysis by using AI to extract information from contracts, agreements, and other legal documents. This can save time and reduce the risk of errors in real estate transactions.</text:p>
            </text:list-item>
          </text:list>
        </text:list-item>
        <text:list-item>
          <text:p text:style-name="P26"><text:span text:style-name="Strong_20_Emphasis">Personalized Recommendations:</text:span></text:p>
          <text:list>
            <text:list-item>
              <text:p text:style-name="P36">Implement recommendation systems that provide personalized property suggestions to clients based on their preferences, search history, and behavior. This can enhance the user experience and increase the likelihood of successful transactions.</text:p>
            </text:list-item>
          </text:list>
        </text:list-item>
        <text:list-item>
          <text:p text:style-name="P26"><text:span text:style-name="Strong_20_Emphasis">Risk Assessment:</text:span></text:p>
          <text:list>
            <text:list-item>
              <text:p text:style-name="P36">Use AI models to assess the risk associated with real estate investments. This can include evaluating factors such as market trends, economic indicators, and potential regulatory changes that may impact property values.</text:p>
            </text:list-item>
          </text:list>
        </text:list-item>
        <text:list-item>
          <text:p text:style-name="P26"><text:span text:style-name="Strong_20_Emphasis">Facility Management and Predictive Maintenance:</text:span></text:p>
          <text:list>
            <text:list-item>
              <text:p text:style-name="P26"><text:soft-page-break/>For commercial real estate, employ generative AI to optimize facility management processes. Predictive maintenance models can anticipate issues with equipment and infrastructure, helping property managers address issues proactively.</text:p>
            </text:list-item>
          </text:list>
        </text:list-item>
      </text:list>
      <text:p text:style-name="Text_20_body">When implementing generative AI in real estate, it's crucial to consider data privacy, ethical implications, and regulatory compliance. Additionally, collaboration with data scientists, AI specialists, and real estate professionals will be key to successful integration and implementation.</text:p>
      <text:p text:style-name="P6"/>
      <text:p text:style-name="P6">V10.</text:p>
      <text:p text:style-name="P6"/>
      <text:p text:style-name="P11"/>
      <text:p text:style-name="P19">Generative AI can be a valuable tool in the real estate business, offering innovative solutions for various tasks. Here are some ways you can leverage generative AI in real estate:</text:p>
      <text:list xml:id="list795335690" text:style-name="L10">
        <text:list-item>
          <text:p text:style-name="P28"><text:span text:style-name="Strong_20_Emphasis">Property Image Generation:</text:span></text:p>
          <text:list>
            <text:list-item>
              <text:p text:style-name="P37">Use generative models to create realistic property images. This can be particularly useful for showcasing potential renovations or improvements to a property. For example, you can generate images of how a house would look with different paint colors, landscaping, or furniture arrangements.</text:p>
            </text:list-item>
          </text:list>
        </text:list-item>
        <text:list-item>
          <text:p text:style-name="P28"><text:span text:style-name="Strong_20_Emphasis">Virtual Staging:</text:span></text:p>
          <text:list>
            <text:list-item>
              <text:p text:style-name="P37">Employ generative AI to virtually stage empty properties. This can help potential buyers visualize the potential of a space with different styles of furniture and decor.</text:p>
            </text:list-item>
          </text:list>
        </text:list-item>
        <text:list-item>
          <text:p text:style-name="P28"><text:span text:style-name="Strong_20_Emphasis">Automated Descriptions:</text:span></text:p>
          <text:list>
            <text:list-item>
              <text:p text:style-name="P37">Use natural language processing (NLP) models to generate property descriptions. This can save time for real estate agents and ensure that property listings are comprehensive and appealing.</text:p>
            </text:list-item>
          </text:list>
        </text:list-item>
        <text:list-item>
          <text:p text:style-name="P28"><text:span text:style-name="Strong_20_Emphasis">Price Prediction:</text:span></text:p>
          <text:list>
            <text:list-item>
              <text:p text:style-name="P37">Develop models that predict property prices based on various features such as location, size, amenities, and market trends. This can assist in setting competitive and realistic prices for listings.</text:p>
            </text:list-item>
          </text:list>
        </text:list-item>
        <text:list-item>
          <text:p text:style-name="P28"><text:span text:style-name="Strong_20_Emphasis">Chatbots for Customer Interaction:</text:span></text:p>
          <text:list>
            <text:list-item>
              <text:p text:style-name="P37">Implement chatbots powered by generative models to interact with potential buyers, answer common questions, and provide information about properties. This can enhance customer engagement and responsiveness.</text:p>
            </text:list-item>
          </text:list>
        </text:list-item>
        <text:list-item>
          <text:p text:style-name="P28"><text:span text:style-name="Strong_20_Emphasis">Facial Recognition for Security:</text:span></text:p>
          <text:list>
            <text:list-item>
              <text:p text:style-name="P37">Use generative AI for facial recognition in security systems for gated communities or high-security buildings. This can enhance access control and ensure the safety of residents.</text:p>
            </text:list-item>
          </text:list>
        </text:list-item>
        <text:list-item>
          <text:p text:style-name="P28"><text:span text:style-name="Strong_20_Emphasis">Customized Property Recommendations:</text:span></text:p>
          <text:list>
            <text:list-item>
              <text:p text:style-name="P37">Develop recommendation systems that use generative models to understand customer preferences and recommend properties tailored to their specific needs and preferences.</text:p>
            </text:list-item>
          </text:list>
        </text:list-item>
        <text:list-item>
          <text:p text:style-name="P28"><text:span text:style-name="Strong_20_Emphasis">3D Model Generation:</text:span></text:p>
          <text:list>
            <text:list-item>
              <text:p text:style-name="P37"><text:soft-page-break/>Generate 3D models of properties to provide immersive virtual tours for potential buyers. This can enhance the online viewing experience and save time for both buyers and sellers.</text:p>
            </text:list-item>
          </text:list>
        </text:list-item>
        <text:list-item>
          <text:p text:style-name="P28"><text:span text:style-name="Strong_20_Emphasis">Predictive Analytics for Investment:</text:span></text:p>
          <text:list>
            <text:list-item>
              <text:p text:style-name="P37">Utilize generative AI for predictive analytics to identify trends and patterns in the real estate market. This can assist investors in making informed decisions about property investments.</text:p>
            </text:list-item>
          </text:list>
        </text:list-item>
        <text:list-item>
          <text:p text:style-name="P28"><text:span text:style-name="Strong_20_Emphasis">Language Translation Services:</text:span></text:p>
          <text:list>
            <text:list-item>
              <text:p text:style-name="P28">Integrate language translation models to facilitate communication with international clients. This can be particularly beneficial when dealing with global real estate transactions.</text:p>
            </text:list-item>
          </text:list>
        </text:list-item>
      </text:list>
      <text:p text:style-name="Text_20_body">When implementing generative AI in real estate, it's essential to ensure data privacy and comply with relevant regulations. Additionally, it's crucial to continuously monitor and improve the models based on user feedback and changing market conditions.</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7:35:32.267336257</meta:creation-date>
    <dc:date>2023-12-26T11:56:30.295911025</dc:date>
    <meta:editing-duration>PT29M15S</meta:editing-duration>
    <meta:editing-cycles>9</meta:editing-cycles>
    <meta:generator>LibreOffice/7.0.4.2$Linux_X86_64 LibreOffice_project/00$Build-2</meta:generator>
    <meta:document-statistic meta:table-count="0" meta:image-count="0" meta:object-count="0" meta:page-count="12" meta:paragraph-count="218" meta:word-count="4035" meta:character-count="28286" meta:non-whitespace-character-count="24659"/>
  </office:meta>
</office:document-meta>
</file>